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ViewTests.custom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ViewTests.context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ViewTests.contextRelative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ViewTests.noUrl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directViewTests.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directViewTests.defaul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ViewTests.propagate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View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ViewTests.expandUriTemplateVariablesFrom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ViewTests.expandUriTemplateVariablesFromExchang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